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a4de" officeooo:paragraph-rsid="0000a4de"/>
    </style:style>
    <style:style style:name="P2" style:family="paragraph" style:parent-style-name="Standard">
      <style:text-properties officeooo:rsid="0002cdaf" officeooo:paragraph-rsid="0002cdaf"/>
    </style:style>
    <style:style style:name="P3" style:family="paragraph" style:parent-style-name="Standard">
      <style:text-properties style:font-name="Bitstream Charter" officeooo:rsid="0000a4de" officeooo:paragraph-rsid="0000a4de"/>
    </style:style>
    <style:style style:name="P4" style:family="paragraph" style:parent-style-name="Standard">
      <style:text-properties style:font-name="Bitstream Charter" officeooo:rsid="0002cdaf" officeooo:paragraph-rsid="0002cdaf"/>
    </style:style>
    <style:style style:name="P5" style:family="paragraph" style:parent-style-name="Standard">
      <style:text-properties style:font-name="Bitstream Charter" fo:font-size="12pt" officeooo:rsid="0002cdaf" officeooo:paragraph-rsid="0002cdaf" style:font-size-asian="12pt" style:font-size-complex="12pt"/>
    </style:style>
    <style:style style:name="P6" style:family="paragraph" style:parent-style-name="Standard">
      <style:text-properties fo:color="#800000" style:font-name="Abyssinica SIL" officeooo:rsid="0002cdaf" officeooo:paragraph-rsid="0002cdaf"/>
    </style:style>
    <style:style style:name="P7" style:family="paragraph" style:parent-style-name="Standard">
      <style:text-properties fo:color="#800000" style:font-name="Abyssinica SIL" officeooo:rsid="0002cdaf" officeooo:paragraph-rsid="00045271"/>
    </style:style>
    <style:style style:name="P8" style:family="paragraph" style:parent-style-name="Standard">
      <style:text-properties officeooo:rsid="00045271" officeooo:paragraph-rsid="00045271"/>
    </style:style>
    <style:style style:name="T1" style:family="text">
      <style:text-properties officeooo:rsid="0002cdaf"/>
    </style:style>
    <style:style style:name="T2" style:family="text">
      <style:text-properties fo:color="#800000" style:font-name="Abyssinica SI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ubject: </text:span>Design Document <text:span text:style-name="T1">for the Solution </text:span><text:s/></text:p>
      <text:p text:style-name="P1"><text:span text:style-name="T1">Author</text:span>: Mohammad Javed Akkhtar</text:p>
      <text:p text:style-name="P2">email ID- <text:a xlink:type="simple" xlink:href="mailto:javedakhtar92@gmail.com" text:style-name="Internet_20_link" text:visited-style-name="Visited_20_Internet_20_Link">javedakhtar92@gmail.com</text:a></text:p>
      <text:p text:style-name="P2">Mobile: +91-8861536867</text:p>
      <text:p text:style-name="P3"/>
      <text:p text:style-name="P3"/>
      <text:p text:style-name="P3"/>
      <text:p text:style-name="P3"/>
      <text:p text:style-name="P6">Creating and filling data <text:s/>for graphs:</text:p>
      <text:p text:style-name="P6"/>
      <text:p text:style-name="P5">1).create process each time a new node has to be made <text:s/>in the graph.</text:p>
      <text:p text:style-name="P5"/>
      <text:p text:style-name="P5">2).create a shared memory to keep a track of all processes who are currently runing. Runing process informaiton can be stored in structure (say <text:s/>running_process) in the shared memory. </text:p>
      <text:p text:style-name="P5"/>
      <text:p text:style-name="P5">3).In each process read the adjacent node info and their cost from the respective file.</text:p>
      <text:p text:style-name="P5"/>
      <text:p text:style-name="P5">4).After reading the file create a graph using adjacentary list, where each node is a structure maintianing <text:s/>information about its adjacent info.</text:p>
      <text:p text:style-name="P5"/>
      <text:p text:style-name="P4">5).Now whenever a process (Node) is terminated then remove its entry from the structure (runing_processes) and also remove it’s node entry from the Graph.</text:p>
      <text:p text:style-name="P4"/>
      <text:p text:style-name="P4"/>
      <text:p text:style-name="P4"/>
      <text:p text:style-name="P6">Finding shortest path:</text:p>
      <text:p text:style-name="P4">1). chekch wheather the source node and destination both exit or not.</text:p>
      <text:p text:style-name="P4"><text:s text:c="4"/>If any of them dont exist then return appropriate error.</text:p>
      <text:p text:style-name="P4">2)- start traversing from the source node <text:s/>to destination node in every possible way and take a count of number of Vertice visited in each path. The Shortest path is the path which is having lest node visited during it’s traversal from source to destination.</text:p>
      <text:p text:style-name="P1"/>
      <text:p text:style-name="P1"/>
      <text:p text:style-name="P7">Finding the minimum spannig tree:</text:p>
      <text:p text:style-name="P8"/>
      <text:p text:style-name="P8">1)- A spanning tree of a connected, undirected graph G is a sub-graph of G which is a tree that connects all the vertices together. A graph G can have many different spanning trees. We can assign weights to each edge (which is a number that represents how unfavourable the edge is), and use it to assign a weight to a spanning tree by calculating the sum of the weights of the edges in that spanning tree. </text:p>
      <text:p text:style-name="P8">2).A minimum spanning tree (MST) is defined as a spanning tree with weight less than or equal to the weight of every other spanning tree. In other words, a minimum spanning tree is a spanning tree that has weights associated with its edges, and the total weight of the tree (the sum of the weights of its edges) is at a minimum.</text:p>
      <text:p text:style-name="P8"/>
      <text:p text:style-name="P8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1:38:23.577319635</meta:creation-date>
    <dc:date>2017-06-17T15:42:36.519742848</dc:date>
    <meta:editing-duration>PT3H28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7" meta:word-count="339" meta:character-count="1980" meta:non-whitespace-character-count="1645"/>
  </office:meta>
</office:document-meta>
</file>